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57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F"/>
    </style:style>
    <style:style style:name="P4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P5" style:family="paragraph">
      <style:paragraph-properties fo:text-align="center"/>
      <style:text-properties style:font-name="F" fo:font-size="15pt" style:font-size-asian="15pt" style:font-size-complex="15pt"/>
    </style:style>
    <style:style style:name="P6" style:family="paragraph">
      <loext:graphic-properties draw:fill-color="#ffffff"/>
    </style:style>
    <style:style style:name="T1" style:family="text">
      <style:text-properties style:font-name="F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5th Fibonacci" draw:style-name="dp1" draw:master-page-name="Default" presentation:presentation-page-layout-name="AL1T0">
        <draw:line draw:style-name="gr1" draw:text-style-name="P2" draw:layer="layout" svg:x1="13.97cm" svg:y1="2.54cm" svg:x2="11.997cm" svg:y2="4.568cm">
          <text:p text:style-name="P1"/>
          <text:p text:style-name="P1"/>
        </draw:line>
        <draw:line draw:style-name="gr2" draw:text-style-name="P2" draw:layer="layout" svg:x1="10.169cm" svg:y1="7.001cm" svg:x2="11.065cm" svg:y2="8.341cm">
          <text:p/>
        </draw:line>
        <draw:line draw:style-name="gr2" draw:text-style-name="P2" draw:layer="layout" svg:x1="10.434cm" svg:y1="6.436cm" svg:x2="9.164cm" svg:y2="8.341cm">
          <text:p/>
        </draw:line>
        <draw:line draw:style-name="gr1" draw:text-style-name="P2" draw:layer="layout" svg:x1="14.605cm" svg:y1="3.175cm" svg:x2="16.21cm" svg:y2="4.68cm">
          <text:p text:style-name="P1"/>
          <text:p text:style-name="P1"/>
        </draw:line>
        <draw:custom-shape draw:style-name="gr3" draw:text-style-name="P4" draw:layer="layout" svg:width="1.524cm" svg:height="1.524cm" svg:x="13.28cm" svg:y="2.038cm">
          <text:p text:style-name="P3"><text:span text:style-name="T1">f(5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524cm" svg:height="1.524cm" svg:x="7.935cm" svg:y="8.227cm">
          <text:p text:style-name="P3"><text:span text:style-name="T1">f(2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524cm" svg:height="1.524cm" svg:x="10.736cm" svg:y="8.228cm">
          <text:p text:style-name="P3"><text:span text:style-name="T1">f(1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524cm" svg:height="1.524cm" svg:x="9.336cm" svg:y="6.328cm">
          <text:p text:style-name="P3"><text:span text:style-name="T1">f(3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6.839cm" svg:y1="5.118cm" svg:x2="17.735cm" svg:y2="6.458cm">
          <text:p/>
        </draw:line>
        <draw:line draw:style-name="gr2" draw:text-style-name="P2" draw:layer="layout" svg:x1="17.104cm" svg:y1="4.553cm" svg:x2="15.834cm" svg:y2="6.458cm">
          <text:p/>
        </draw:line>
        <draw:custom-shape draw:style-name="gr3" draw:text-style-name="P5" draw:layer="layout" svg:width="1.524cm" svg:height="1.524cm" svg:x="14.605cm" svg:y="6.344cm">
          <text:p text:style-name="P3"><text:span text:style-name="T1">f(2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524cm" svg:height="1.524cm" svg:x="17.406cm" svg:y="6.345cm">
          <text:p text:style-name="P3"><text:span text:style-name="T1">f(1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524cm" svg:height="1.524cm" svg:x="16.006cm" svg:y="4.445cm">
          <text:p text:style-name="P3"><text:span text:style-name="T1">f(3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1.57cm" svg:y1="5.102cm" svg:x2="12.466cm" svg:y2="6.442cm">
          <text:p/>
        </draw:line>
        <draw:line draw:style-name="gr2" draw:text-style-name="P2" draw:layer="layout" svg:x1="11.835cm" svg:y1="4.537cm" svg:x2="10.565cm" svg:y2="6.442cm">
          <text:p/>
        </draw:line>
        <draw:custom-shape draw:style-name="gr3" draw:text-style-name="P5" draw:layer="layout" svg:width="1.524cm" svg:height="1.524cm" svg:x="12.137cm" svg:y="6.329cm">
          <text:p text:style-name="P3"><text:span text:style-name="T1">f(2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524cm" svg:height="1.524cm" svg:x="10.737cm" svg:y="4.429cm">
          <text:p text:style-name="P3"><text:span text:style-name="T1">f(4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8:33:19.238199422</meta:creation-date>
    <dc:date>2025-01-24T19:36:57.311992837</dc:date>
    <meta:editing-duration>PT53M24S</meta:editing-duration>
    <meta:editing-cycles>2</meta:editing-cycles>
    <meta:generator>LibreOffice/24.8.4.2$Linux_X86_64 LibreOffice_project/480$Build-2</meta:generator>
    <meta:document-statistic meta:object-count="40"/>
  </office:meta>
</office:document-meta>
</file>